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CMMI10" svg:font-family="CMMI10"/>
    <style:font-face style:name="CMR10" svg:font-family="CMR10"/>
    <style:font-face style:name="CMSY10" svg:font-family="CMSY10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94cm" style:rel-column-width="450*"/>
    </style:style>
    <style:style style:name="Table1.B" style:family="table-column">
      <style:table-column-properties style:column-width="0.817cm" style:rel-column-width="463*"/>
    </style:style>
    <style:style style:name="Table1.D" style:family="table-column">
      <style:table-column-properties style:column-width="1.984cm" style:rel-column-width="1125*"/>
    </style:style>
    <style:style style:name="Table1.E" style:family="table-column">
      <style:table-column-properties style:column-width="2.522cm" style:rel-column-width="1430*"/>
    </style:style>
    <style:style style:name="Table1.F" style:family="table-column">
      <style:table-column-properties style:column-width="2.685cm" style:rel-column-width="1522*"/>
    </style:style>
    <style:style style:name="Table1.G" style:family="table-column">
      <style:table-column-properties style:column-width="2.614cm" style:rel-column-width="1482*"/>
    </style:style>
    <style:style style:name="Table1.H" style:family="table-column">
      <style:table-column-properties style:column-width="4.791cm" style:rel-column-width="27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79cm" table:align="left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0.817cm"/>
    </style:style>
    <style:style style:name="Table2.D" style:family="table-column">
      <style:table-column-properties style:column-width="1.984cm"/>
    </style:style>
    <style:style style:name="Table2.E" style:family="table-column">
      <style:table-column-properties style:column-width="2.522cm"/>
    </style:style>
    <style:style style:name="Table2.F" style:family="table-column">
      <style:table-column-properties style:column-width="2.591cm"/>
    </style:style>
    <style:style style:name="Table2.G" style:family="table-column">
      <style:table-column-properties style:column-width="2.2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2cm" table:align="left"/>
    </style:style>
    <style:style style:name="Table3.A" style:family="table-column">
      <style:table-column-properties style:column-width="0.794cm"/>
    </style:style>
    <style:style style:name="Table3.B" style:family="table-column">
      <style:table-column-properties style:column-width="0.817cm"/>
    </style:style>
    <style:style style:name="Table3.D" style:family="table-column">
      <style:table-column-properties style:column-width="1.984cm"/>
    </style:style>
    <style:style style:name="Table3.E" style:family="table-column">
      <style:table-column-properties style:column-width="1.822cm"/>
    </style:style>
    <style:style style:name="Table3.F" style:family="table-column">
      <style:table-column-properties style:column-width="1.8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Helvetica Neue" fo:font-size="10pt" style:font-size-asian="10pt" style:font-size-complex="10pt"/>
    </style:style>
    <style:style style:name="P2" style:family="paragraph" style:parent-style-name="Standard">
      <style:text-properties style:font-name="Helvetica Neue" fo:font-size="10pt" officeooo:paragraph-rsid="0017718e" style:font-size-asian="10pt" style:font-size-complex="10pt"/>
    </style:style>
    <style:style style:name="P3" style:family="paragraph" style:parent-style-name="Standard">
      <style:text-properties style:font-name="Helvetica Neue" fo:font-size="10pt" officeooo:paragraph-rsid="0018bdb7"/>
    </style:style>
    <style:style style:name="P4" style:family="paragraph" style:parent-style-name="Text_20_body">
      <style:text-properties style:font-name="Helvetica Neue" fo:font-size="10pt" officeooo:rsid="00160d10" officeooo:paragraph-rsid="00160d10" style:font-size-asian="10pt" style:font-size-complex="10pt"/>
    </style:style>
    <style:style style:name="P5" style:family="paragraph" style:parent-style-name="Text_20_body">
      <style:text-properties style:font-name="Helvetica Neue" fo:font-size="10pt" officeooo:rsid="00160d10" officeooo:paragraph-rsid="0017718e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Helvetica Neue"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Helvetica Neue" fo:font-size="10pt" officeooo:paragraph-rsid="0017718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Helvetica Neue" fo:font-size="10pt" officeooo:rsid="00160d10" officeooo:paragraph-rsid="00160d1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Helvetica Neue" fo:font-size="10pt" officeooo:rsid="00160d10" officeooo:paragraph-rsid="0017718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Helvetica Neue" fo:font-size="10pt" officeooo:rsid="00160d10" officeooo:paragraph-rsid="0018bdb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Helvetica Neue" fo:font-size="10pt" officeooo:rsid="00189d17" officeooo:paragraph-rsid="00189d17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Helvetica Neue" fo:font-size="10pt" officeooo:rsid="0018bdb7" officeooo:paragraph-rsid="0018bdb7" style:font-size-asian="10pt" style:font-size-complex="10pt"/>
    </style:style>
    <style:style style:name="T1" style:family="text">
      <style:text-properties style:font-name="CMMI10"/>
    </style:style>
    <style:style style:name="T2" style:family="text">
      <style:text-properties style:font-name="CMMI10" officeooo:rsid="0018bdb7"/>
    </style:style>
    <style:style style:name="T3" style:family="text">
      <style:text-properties style:font-name="CMMI10" officeooo:rsid="0018bdb7" style:font-size-asian="10pt" style:font-size-complex="10pt"/>
    </style:style>
    <style:style style:name="T4" style:family="text">
      <style:text-properties officeooo:rsid="00160d10"/>
    </style:style>
    <style:style style:name="T5" style:family="text">
      <style:text-properties style:font-name="CMR10"/>
    </style:style>
    <style:style style:name="T6" style:family="text">
      <style:text-properties style:font-name="CMSY10"/>
    </style:style>
    <style:style style:name="T7" style:family="text">
      <style:text-properties officeooo:rsid="0017718e"/>
    </style:style>
    <style:style style:name="T8" style:family="text">
      <style:text-properties officeooo:rsid="0018bdb7"/>
    </style:style>
    <style:style style:name="T9" style:family="text">
      <style:text-properties style:font-name="ArialMT" fo:background-color="#ffffff" loext:char-shading-value="0"/>
    </style:style>
    <style:style style:name="T10" style:family="text">
      <style:text-properties officeooo:rsid="0018bdb7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">Aufgabe 1)</text:p>
      <text:p text:style-name="P4">a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p</text:p>
          </table:table-cell>
          <table:table-cell table:style-name="Table1.A1" office:value-type="string">
            <text:p text:style-name="P8">q</text:p>
          </table:table-cell>
          <table:table-cell table:style-name="Table1.A1" office:value-type="string">
            <text:p text:style-name="P8">r</text:p>
          </table:table-cell>
          <table:table-cell table:style-name="Table1.A1" office:value-type="string">
            <text:p text:style-name="P6"><text:span text:style-name="T4">p</text:span> ∨ q ∨ r </text:p>
          </table:table-cell>
          <table:table-cell table:style-name="Table1.A1" office:value-type="string">
            <text:p text:style-name="P6">r ⇒ (p ∨ q) </text:p>
          </table:table-cell>
          <table:table-cell table:style-name="Table1.A1" office:value-type="string">
            <text:p text:style-name="P6">(q ∧ r) ⇒ p </text:p>
          </table:table-cell>
          <table:table-cell table:style-name="Table1.A1" office:value-type="string">
            <text:p text:style-name="P6">¬p ∨ q ∨ r </text:p>
          </table:table-cell>
          <table:table-cell table:style-name="Table1.H1" office:value-type="string">
            <text:p text:style-name="P6">q ⇒ p ∨ ¬(q ⇒ (p ∨ r)) </text:p>
          </table:table-cell>
        </table:table-row>
        <table:table-row>
          <table:table-cell table:style-name="Table1.A2" office:value-type="string">
            <text:p text:style-name="P8">0</text:p>
            <text:p text:style-name="P8">0</text:p>
            <text:p text:style-name="P8">0</text:p>
            <text:p text:style-name="P8">0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Table1.A2" office:value-type="string">
            <text:p text:style-name="P8">0</text:p>
            <text:p text:style-name="P8">0</text:p>
            <text:p text:style-name="P8">1</text:p>
            <text:p text:style-name="P8">1</text:p>
            <text:p text:style-name="P8">0</text:p>
            <text:p text:style-name="P8">0</text:p>
            <text:p text:style-name="P8">1</text:p>
            <text:p text:style-name="P8">1</text:p>
          </table:table-cell>
          <table:table-cell table:style-name="Table1.A2" office:value-type="string">
            <text:p text:style-name="P8">0</text:p>
            <text:p text:style-name="P8">1</text:p>
            <text:p text:style-name="P8">0</text:p>
            <text:p text:style-name="P8">1</text:p>
            <text:p text:style-name="P8">0</text:p>
            <text:p text:style-name="P8">1</text:p>
            <text:p text:style-name="P8">0</text:p>
            <text:p text:style-name="P8">1</text:p>
          </table:table-cell>
          <table:table-cell table:style-name="Table1.A2" office:value-type="string">
            <text:p text:style-name="P8">0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Table1.A2" office:value-type="string">
            <text:p text:style-name="P8">-</text:p>
            <text:p text:style-name="P8">0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Table1.A2" office:value-type="string">
            <text:p text:style-name="P8">-</text:p>
            <text:p text:style-name="P8">-</text:p>
            <text:p text:style-name="P8">1</text:p>
            <text:p text:style-name="P8">0</text:p>
            <text:p text:style-name="P8">1</text:p>
            <text:p text:style-name="P8">1</text:p>
            <text:p text:style-name="P8">1</text:p>
            <text:p text:style-name="P8">1</text:p>
          </table:table-cell>
          <table:table-cell table:style-name="Table1.A2" office:value-type="string">
            <text:p text:style-name="P8">-</text:p>
            <text:p text:style-name="P8">-</text:p>
            <text:p text:style-name="P8">1</text:p>
            <text:p text:style-name="P8">-</text:p>
            <text:p text:style-name="P8">0</text:p>
            <text:p text:style-name="P8">1</text:p>
            <text:p text:style-name="P8">1</text:p>
            <text:p text:style-name="P8">1</text:p>
          </table:table-cell>
          <table:table-cell table:style-name="Table1.H2" office:value-type="string">
            <text:p text:style-name="P8">-</text:p>
            <text:p text:style-name="P8">-</text:p>
            <text:p text:style-name="P8">1</text:p>
            <text:p text:style-name="P8">-</text:p>
            <text:p text:style-name="P8">-</text:p>
            <text:p text:style-name="P8">1</text:p>
            <text:p text:style-name="P8">1</text:p>
            <text:p text:style-name="P8">1</text:p>
          </table:table-cell>
        </table:table-row>
      </table:table>
      <text:p text:style-name="P1"/>
      <text:p text:style-name="P5"><text:span text:style-name="T7">b</text:span>)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9">p</text:p>
          </table:table-cell>
          <table:table-cell table:style-name="Table2.A1" office:value-type="string">
            <text:p text:style-name="P9">q</text:p>
          </table:table-cell>
          <table:table-cell table:style-name="Table2.A1" office:value-type="string">
            <text:p text:style-name="P9">r</text:p>
          </table:table-cell>
          <table:table-cell table:style-name="Table2.A1" office:value-type="string">
            <text:p text:style-name="P7"><text:span text:style-name="T7">q</text:span> ∨ r </text:p>
          </table:table-cell>
          <table:table-cell table:style-name="Table2.A1" office:value-type="string">
            <text:p text:style-name="P7">q ⇒ ¬p </text:p>
          </table:table-cell>
          <table:table-cell table:style-name="Table2.A1" office:value-type="string">
            <text:p text:style-name="P7">¬(r ∧ p) </text:p>
          </table:table-cell>
          <table:table-cell table:style-name="Table2.G1" office:value-type="string">
            <text:p text:style-name="P7">¬p </text:p>
          </table:table-cell>
        </table:table-row>
        <table:table-row>
          <table:table-cell table:style-name="Table2.A2" office:value-type="string">
            <text:p text:style-name="P9">0</text:p>
            <text:p text:style-name="P9">0</text:p>
            <text:p text:style-name="P9">0</text:p>
            <text:p text:style-name="P9">0</text:p>
            <text:p text:style-name="P9">1</text:p>
            <text:p text:style-name="P9">1</text:p>
            <text:p text:style-name="P9">1</text:p>
            <text:p text:style-name="P9">1</text:p>
          </table:table-cell>
          <table:table-cell table:style-name="Table2.A2" office:value-type="string">
            <text:p text:style-name="P9">0</text:p>
            <text:p text:style-name="P9">0</text:p>
            <text:p text:style-name="P9">1</text:p>
            <text:p text:style-name="P9">1</text:p>
            <text:p text:style-name="P9">0</text:p>
            <text:p text:style-name="P9">0</text:p>
            <text:p text:style-name="P9">1</text:p>
            <text:p text:style-name="P9">1</text:p>
          </table:table-cell>
          <table:table-cell table:style-name="Table2.A2" office:value-type="string">
            <text:p text:style-name="P9">0</text:p>
            <text:p text:style-name="P9">1</text:p>
            <text:p text:style-name="P9">0</text:p>
            <text:p text:style-name="P9">1</text:p>
            <text:p text:style-name="P9">0</text:p>
            <text:p text:style-name="P9">1</text:p>
            <text:p text:style-name="P9">0</text:p>
            <text:p text:style-name="P9">1</text:p>
          </table:table-cell>
          <table:table-cell table:style-name="Table2.A2" office:value-type="string">
            <text:p text:style-name="P11">0</text:p>
            <text:p text:style-name="P11">1</text:p>
            <text:p text:style-name="P11">1</text:p>
            <text:p text:style-name="P11">1</text:p>
            <text:p text:style-name="P11">0</text:p>
            <text:p text:style-name="P11">1</text:p>
            <text:p text:style-name="P11">1</text:p>
            <text:p text:style-name="P11">1</text:p>
          </table:table-cell>
          <table:table-cell table:style-name="Table2.A2" office:value-type="string">
            <text:p text:style-name="P9">-</text:p>
            <text:p text:style-name="P11">1</text:p>
            <text:p text:style-name="P11">1</text:p>
            <text:p text:style-name="P11">1</text:p>
            <text:p text:style-name="P9">-</text:p>
            <text:p text:style-name="P11">1</text:p>
            <text:p text:style-name="P11">0</text:p>
            <text:p text:style-name="P11">0</text:p>
          </table:table-cell>
          <table:table-cell table:style-name="Table2.A2" office:value-type="string">
            <text:p text:style-name="P9">-</text:p>
            <text:p text:style-name="P11">1</text:p>
            <text:p text:style-name="P11">1</text:p>
            <text:p text:style-name="P11">1</text:p>
            <text:p text:style-name="P9">-</text:p>
            <text:p text:style-name="P11">0</text:p>
            <text:p text:style-name="P9">-</text:p>
            <text:p text:style-name="P9">-</text:p>
          </table:table-cell>
          <table:table-cell table:style-name="Table2.G2" office:value-type="string">
            <text:p text:style-name="P9">-</text:p>
            <text:p text:style-name="P11">1</text:p>
            <text:p text:style-name="P11">1</text:p>
            <text:p text:style-name="P11">1</text:p>
            <text:p text:style-name="P9">-</text:p>
            <text:p text:style-name="P9">-</text:p>
            <text:p text:style-name="P9">-</text:p>
            <text:p text:style-name="P9">-</text:p>
          </table:table-cell>
        </table:table-row>
      </table:table>
      <text:p text:style-name="P2"/>
      <text:p text:style-name="P5"><text:span text:style-name="T8">c</text:span>)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p</text:p>
          </table:table-cell>
          <table:table-cell table:style-name="Table3.A1" office:value-type="string">
            <text:p text:style-name="P9">q</text:p>
          </table:table-cell>
          <table:table-cell table:style-name="Table3.A1" office:value-type="string">
            <text:p text:style-name="P9">r</text:p>
          </table:table-cell>
          <table:table-cell table:style-name="Table3.A1" office:value-type="string">
            <text:p text:style-name="P7"><text:span text:style-name="T2">p</text:span><text:span text:style-name="T1"> </text:span>⇒ <text:span text:style-name="T1">q </text:span><text:s/></text:p>
          </table:table-cell>
          <table:table-cell table:style-name="Table3.A1" office:value-type="string">
            <text:p text:style-name="P7"><text:span text:style-name="T8">q</text:span> </text:p>
          </table:table-cell>
          <table:table-cell table:style-name="Table3.F1" office:value-type="string">
            <text:p text:style-name="P7"><text:span text:style-name="T1">p </text:span>∧ <text:span text:style-name="T1">q</text:span></text:p>
          </table:table-cell>
        </table:table-row>
        <table:table-row>
          <table:table-cell table:style-name="Table3.A2" office:value-type="string">
            <text:p text:style-name="P9">0</text:p>
            <text:p text:style-name="P9">0</text:p>
            <text:p text:style-name="P9">0</text:p>
            <text:p text:style-name="P9">0</text:p>
            <text:p text:style-name="P9">1</text:p>
            <text:p text:style-name="P9">1</text:p>
            <text:p text:style-name="P9">1</text:p>
            <text:p text:style-name="P9">1</text:p>
          </table:table-cell>
          <table:table-cell table:style-name="Table3.A2" office:value-type="string">
            <text:p text:style-name="P9">0</text:p>
            <text:p text:style-name="P9">0</text:p>
            <text:p text:style-name="P9">1</text:p>
            <text:p text:style-name="P9">1</text:p>
            <text:p text:style-name="P9">0</text:p>
            <text:p text:style-name="P9">0</text:p>
            <text:p text:style-name="P9">1</text:p>
            <text:p text:style-name="P9">1</text:p>
          </table:table-cell>
          <table:table-cell table:style-name="Table3.A2" office:value-type="string">
            <text:p text:style-name="P9">0</text:p>
            <text:p text:style-name="P9">1</text:p>
            <text:p text:style-name="P9">0</text:p>
            <text:p text:style-name="P9">1</text:p>
            <text:p text:style-name="P9">0</text:p>
            <text:p text:style-name="P9">1</text:p>
            <text:p text:style-name="P9">0</text:p>
            <text:p text:style-name="P9">1</text:p>
          </table:table-cell>
          <table:table-cell table:style-name="Table3.A2" office:value-type="string">
            <text:p text:style-name="P12">1</text:p>
            <text:p text:style-name="P12">1</text:p>
            <text:p text:style-name="P12">1</text:p>
            <text:p text:style-name="P12">1</text:p>
            <text:p text:style-name="P12">0</text:p>
            <text:p text:style-name="P12">0</text:p>
            <text:p text:style-name="P12">1</text:p>
            <text:p text:style-name="P12">1</text:p>
          </table:table-cell>
          <table:table-cell table:style-name="Table3.A2" office:value-type="string">
            <text:p text:style-name="P10">0</text:p>
            <text:p text:style-name="P10">0</text:p>
            <text:p text:style-name="P10">1</text:p>
            <text:p text:style-name="P10">1</text:p>
            <text:p text:style-name="P10">-</text:p>
            <text:p text:style-name="P10">-</text:p>
            <text:p text:style-name="P10">1</text:p>
            <text:p text:style-name="P10">1</text:p>
          </table:table-cell>
          <table:table-cell table:style-name="Table3.F2" office:value-type="string">
            <text:p text:style-name="P9">-</text:p>
            <text:p text:style-name="P9">-</text:p>
            <text:p text:style-name="P12">0</text:p>
            <text:p text:style-name="P12">0</text:p>
            <text:p text:style-name="P9">-</text:p>
            <text:p text:style-name="P9">-</text:p>
            <text:p text:style-name="P12">1</text:p>
            <text:p text:style-name="P12">1</text:p>
          </table:table-cell>
        </table:table-row>
      </table:table>
      <text:p text:style-name="P2"/>
      <text:p text:style-name="P3"><text:span text:style-name="T10">Nicht alle Wahrheitswerte bei '</text:span><text:span text:style-name="T3">p </text:span><text:span text:style-name="T10">∧ </text:span><text:span text:style-name="T3">q</text:span><text:span text:style-name="T10">' sind gleich 1 =&gt; </text:span><text:span text:style-name="T9">keine logische Konsequen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/>
    <style:font-face style:name="CMMI10" svg:font-family="CMMI10"/>
    <style:font-face style:name="CMR10" svg:font-family="CMR10"/>
    <style:font-face style:name="CMSY10" svg:font-family="CMSY10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08:56:05.145279000</meta:creation-date>
    <dc:date>2015-05-15T09:21:01.135434000</dc:date>
    <meta:editing-duration>PT24M55S</meta:editing-duration>
    <meta:editing-cycles>4</meta:editing-cycles>
    <meta:generator>LibreOffice/4.3.7.2$MacOSX_X86_64 LibreOffice_project/8a35821d8636a03b8bf4e15b48f59794652c68ba</meta:generator>
    <meta:document-statistic meta:table-count="3" meta:image-count="0" meta:object-count="0" meta:page-count="1" meta:paragraph-count="194" meta:word-count="242" meta:character-count="381" meta:non-whitespace-character-count="321"/>
  </office:meta>
</office:document-meta>
</file>